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7ed82"/>
    </style:style>
    <style:style style:name="P2" style:family="paragraph" style:parent-style-name="Title">
      <style:text-properties officeooo:rsid="000575f6" officeooo:paragraph-rsid="000575f6"/>
    </style:style>
    <style:style style:name="P3" style:family="paragraph" style:parent-style-name="Text_20_body">
      <style:text-properties officeooo:rsid="000575f6" officeooo:paragraph-rsid="000575f6"/>
    </style:style>
    <style:style style:name="P4" style:family="paragraph" style:parent-style-name="Text_20_body">
      <style:text-properties officeooo:rsid="0008fcf9" officeooo:paragraph-rsid="0009c4c5"/>
    </style:style>
    <style:style style:name="P5" style:family="paragraph" style:parent-style-name="Text_20_body">
      <style:text-properties officeooo:rsid="0009c4c5" officeooo:paragraph-rsid="0009c4c5"/>
    </style:style>
    <style:style style:name="P6" style:family="paragraph" style:parent-style-name="Heading_20_1">
      <style:text-properties officeooo:rsid="000575f6" officeooo:paragraph-rsid="000575f6"/>
    </style:style>
    <style:style style:name="P7" style:family="paragraph" style:parent-style-name="Heading_20_2">
      <style:text-properties officeooo:rsid="000575f6" officeooo:paragraph-rsid="000575f6"/>
    </style:style>
    <style:style style:name="P8" style:family="paragraph" style:parent-style-name="Heading_20_2">
      <style:text-properties officeooo:rsid="0007ed82" officeooo:paragraph-rsid="0007ed82"/>
    </style:style>
    <style:style style:name="T1" style:family="text">
      <style:text-properties officeooo:rsid="0009c4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farenhetsdokument</text:p>
      <text:h text:style-name="P6" text:outline-level="1">Erfarenheter</text:h>
      <text:h text:style-name="P7" text:outline-level="2">Oscar Fredriksson:</text:h>
      <text:p text:style-name="P3">Använd verktyg som git. Det är väldigt smidigt och alla i gruppen kan enkelt komma åt koden. Det bästa som jag har märkt är att sitta tillsammans och programmera. Då får man bättre koll på vad de andra i gruppen jobbar på och man blir mer alert när någon gör en ändring som man kan uppdatera med hjälp av git.</text:p>
      <text:h text:style-name="P8" text:outline-level="2">Alexander Ernfridsson:</text:h>
      <text:h text:style-name="P8" text:outline-level="2">Oskar Eriksson:</text:h>
      <text:p text:style-name="P4">Det är extremt viktigt att skapa en så detaljerad designspecifikation som det bara går. Designspecifikationen är det som avgör hur smidigt implementationen går senare, så länge ni inte gjort en grov miss I eran problemlösning. </text:p>
      <text:p text:style-name="P4"><text:span text:style-name="T1">Då man sätter sig och ska påbörja implementationen är det viktigt att man tar ett problem i taget. Ta inte tag i för många moduler samtidigt utan bygg dig uppåt. Fokusera på att verkligen göra klart moduler innan du börjar på nästa steg. Detta miskar risken för framtida problem.</text:span></text:p>
      <text:p text:style-name="P5">Prata mycket inom gruppen. Bra kommunikation är nyckeln till varje projekt oavsett storlek. Vi sitter ofta tillsammans I gruppen och detta gör att vi ständigt kan uppdatera resten av gruppen på vad vi gör.</text:p>
      <text:p text:style-name="P5">Testa ofta. Din designspecifikation må vara mycket bra och implementationen går snabbt och smidigt men om du sedan stöter på ett problem som endast finns inom en viss modul så är det smidigare att ta hand om det innan man sätter ihop denna med andra moduler för att minska söktiden för problemet.</text:p>
      <text:h text:style-name="P8" text:outline-level="2">Axel Blackert:</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23:48.136316693</meta:creation-date>
    <dc:date>2014-11-14T19:04:26.301571584</dc:date>
    <dc:creator>Oskar Eriksson</dc:creator>
    <meta:editing-duration>PT5M38S</meta:editing-duration>
    <meta:editing-cycles>4</meta:editing-cycles>
    <meta:generator>LibreOffice/4.2.3.3$Linux_X86_64 LibreOffice_project/420m0$Build-3</meta:generator>
    <meta:document-statistic meta:table-count="0" meta:image-count="0" meta:object-count="0" meta:page-count="1" meta:paragraph-count="11" meta:word-count="240" meta:character-count="1416" meta:non-whitespace-character-count="1186"/>
  </office:meta>
</office:document-meta>
</file>